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Courier New'" style:font-family-asian="'Courier New'" style:font-family-complex="'Courier New'"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ourier New'" style:font-family-asian="'Courier New'" style:font-family-complex="'Courier New'" fo:background-color="transparent" style:use-window-font-color="true"/>
    </style:style>
    <style:style style:name="T2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ourier New'" style:font-family-asian="'Courier New'" style:font-family-complex="'Courier New'" fo:background-color="transparent" style:use-window-font-color="true"/>
    </style:style>
    <style:style style:name="T2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7" style:family="text">
      <style:text-properties fo:font-size="11.00pt" fo:font-weight="normal" fo:font-family="'Courier New'" style:font-family-asian="'Courier New'" style:font-family-complex="'Courier New'" fo:background-color="transparent" style:use-window-font-color="true" fo:font-style="italic" style:text-line-through-style="solid" style:text-line-through-type="single"/>
    </style:style>
    <style:style style:name="T28"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ourier New'" style:font-family-asian="'Courier New'" style:font-family-complex="'Courier New'" fo:background-color="transparent" style:use-window-font-color="true"/>
    </style:style>
    <style:style style:name="T3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style:use-window-font-color="true"/>
    </style:style>
    <style:style style:name="T3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8" style:family="text">
      <style:text-properties fo:font-size="11.00pt" fo:font-weight="normal" fo:font-family="'Courier New'" style:font-family-asian="'Courier New'" style:font-family-complex="'Courier New'"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style>
    <style:style style:name="T4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ourier New'" style:font-family-asian="'Courier New'" style:font-family-complex="'Courier New'" fo:background-color="transparent" style:use-window-font-color="true"/>
    </style:style>
    <style:style style:name="T44"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ourier New'" style:font-family-asian="'Courier New'" style:font-family-complex="'Courier New'" fo:background-color="transparent" style:use-window-font-color="true"/>
    </style:style>
    <style:style style:name="T4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ourier New'" style:font-family-asian="'Courier New'" style:font-family-complex="'Courier New'" fo:background-color="transparent" style:use-window-font-color="true"/>
    </style:style>
    <style:style style:name="T5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4.00pt" fo:font-weight="bold" fo:font-family="'Courier New'" style:font-family-asian="'Courier New'" style:font-family-complex="'Courier New'"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ourier New'" style:font-family-asian="'Courier New'" style:font-family-complex="'Courier New'"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ourier New'" style:font-family-asian="'Courier New'" style:font-family-complex="'Courier New'"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ourier New'" style:font-family-asian="'Courier New'" style:font-family-complex="'Courier New'"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ourier New'" style:font-family-asian="'Courier New'" style:font-family-complex="'Courier New'" fo:background-color="transparent" style:use-window-font-color="true"/>
    </style:style>
    <style:style style:name="T6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2" style:family="text">
      <style:text-properties fo:font-size="11.00pt" fo:font-weight="normal" fo:font-family="'Courier New'" style:font-family-asian="'Courier New'" style:font-family-complex="'Courier New'" fo:background-color="transparent" style:use-window-font-color="true"/>
    </style:style>
    <style:style style:name="T6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4" style:family="text">
      <style:text-properties fo:font-size="11.00pt" fo:font-weight="normal" fo:font-family="'Courier New'" style:font-family-asian="'Courier New'" style:font-family-complex="'Courier New'" fo:background-color="transparent" style:use-window-font-color="true"/>
    </style:style>
    <style:style style:name="T65"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6" style:family="text">
      <style:text-properties fo:font-size="11.00pt" fo:font-weight="normal" fo:font-family="'Courier New'" style:font-family-asian="'Courier New'" style:font-family-complex="'Courier New'" fo:background-color="transparent" style:use-window-font-color="true"/>
    </style:style>
    <style:style style:name="T6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8" style:family="text">
      <style:text-properties fo:font-size="11.00pt" fo:font-weight="normal" fo:font-family="'Courier New'" style:font-family-asian="'Courier New'" style:font-family-complex="'Courier New'" fo:background-color="transparent" style:use-window-font-color="true"/>
    </style:style>
    <style:style style:name="T6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ourier New'" style:font-family-asian="'Courier New'" style:font-family-complex="'Courier New'"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ourier New'" style:font-family-asian="'Courier New'" style:font-family-complex="'Courier New'"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left="14.40pt" fo:text-indent="-36.00pt"/>
    </style:style>
    <style:style style:name="P2" style:family="paragraph">
      <style:paragraph-properties fo:line-height="100.00%" fo:text-align="left" fo:margin-left="36.00pt" fo:text-indent="-36.00pt"/>
    </style:style>
    <style:style style:name="P3" style:family="paragraph">
      <style:paragraph-properties fo:line-height="100.00%" fo:text-align="left" fo:margin-left="14.40pt" fo:text-indent="-36.00pt"/>
    </style:style>
    <style:style style:name="P4" style:family="paragraph">
      <style:paragraph-properties fo:line-height="100.00%" fo:text-align="left" fo:margin-left="36.00pt" fo:text-indent="-36.00pt"/>
    </style:style>
    <style:style style:name="P5" style:family="paragraph">
      <style:paragraph-properties fo:line-height="100.00%" fo:text-align="right" fo:margin-left="36.00pt" fo:text-indent="-36.00pt"/>
    </style:style>
    <style:style style:name="P6" style:family="paragraph">
      <style:paragraph-properties fo:line-height="100.00%" fo:text-align="left" fo:margin-left="36.00pt" fo:text-indent="-36.00pt"/>
    </style:style>
    <style:style style:name="P7" style:family="paragraph">
      <style:paragraph-properties fo:line-height="100.00%" fo:text-align="left" fo:margin-left="14.40pt" fo:text-indent="-36.00pt"/>
    </style:style>
    <style:style style:name="P8" style:family="paragraph">
      <style:paragraph-properties fo:line-height="100.00%" fo:text-align="left" fo:margin-left="36.00pt" fo:text-indent="-36.00pt"/>
    </style:style>
    <style:style style:name="P9" style:family="paragraph">
      <style:paragraph-properties fo:line-height="100.00%" fo:text-align="right" fo:margin-left="36.00pt" fo:text-indent="-36.00pt"/>
    </style:style>
    <style:style style:name="P10" style:family="paragraph">
      <style:paragraph-properties fo:line-height="100.00%" fo:text-align="left" fo:margin-left="36.00pt" fo:text-indent="-36.00pt"/>
    </style:style>
    <style:style style:name="P11" style:family="paragraph">
      <style:paragraph-properties fo:line-height="100.00%" fo:text-align="left" fo:margin-left="36.00pt" fo:text-indent="-36.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fo:margin-left="18.00pt" fo:text-indent="0.00pt"/>
    </style:style>
    <style:style style:name="P14" style:family="paragraph">
      <style:paragraph-properties fo:line-height="100.00%" fo:text-align="left" fo:margin-left="36.00pt" fo:text-indent="-36.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fo:margin-left="36.00pt" fo:text-indent="-36.00pt"/>
    </style:style>
    <style:style style:name="P17" style:family="paragraph">
      <style:paragraph-properties fo:line-height="100.00%" fo:text-align="left" fo:margin-left="36.00pt" fo:text-indent="-36.00pt"/>
    </style:style>
  </office:automatic-styles>
  <office:body>
    <office:text>
      <text:p text:style-name="P1"><text:span text:style-name="T1">VERSION 1.0</text:span></text:p>
      <text:p text:style-name="P2"><text:span text:style-name="T2"/></text:p>
      <text:p text:style-name="P2"><text:span text:style-name="T3">Initial Release</text:span></text:p>
      <text:p text:style-name="P2"><text:span text:style-name="T4"/></text:p>
      <text:p text:style-name="P2"><text:span text:style-name="T4"/></text:p>
      <text:p text:style-name="P3"><text:span text:style-name="T5">VERSION 1.1</text:span></text:p>
      <text:p text:style-name="P4"><text:span text:style-name="T6"/></text:p>
      <text:p text:style-name="P4"><text:span text:style-name="T7">CORE: Possibly add Charge! perk for sprinting.</text:span></text:p>
      <text:p text:style-name="P4"><text:span text:style-name="T8"/></text:p>
      <text:p text:style-name="P4"><text:span text:style-name="T9">CORE: Crosshair Run n Gun fix:</text:span><text:span text:style-name="T10"><text:s/>By Cag93</text:span></text:p>
      <text:p text:style-name="P5"><draw:frame text:anchor-type="as-char" svg:width="135.47mm" svg:height="47.36mm" style:rel-width="scale" style:rel-height="scale"><draw:object-ole xlink:href="OleObj1"/><draw:image xlink:href="ObjectReplacements/OleObj1"/></draw:frame><text:span text:style-name="T11"/></text:p>
      <text:p text:style-name="P5"><text:span text:style-name="T11"/></text:p>
      <text:p text:style-name="P6"><text:span text:style-name="T12">CORE: Stealth Boy effect and the effect that PN use do not have the same sneak/field values. Needs fixing. Will have a patch in the PN Extra Options file too.</text:span></text:p>
      <text:p text:style-name="P6"><text:span text:style-name="T13"/></text:p>
      <text:p text:style-name="P6"><text:span text:style-name="T13"/></text:p>
      <text:p text:style-name="P7"><text:span text:style-name="T14">VERSION 1.2</text:span></text:p>
      <text:p text:style-name="P8"><text:span text:style-name="T15"/></text:p>
      <text:p text:style-name="P8"><text:span text:style-name="T16">CYBERWARE: Implant EMP and HF need to be added to both holdout lists.</text:span></text:p>
      <text:p text:style-name="P8"><text:span text:style-name="T17"/></text:p>
      <text:p text:style-name="P8"><text:span text:style-name="T18">EQUIPMENT: Crowbar reach is too high. Change to about 1 or so.</text:span></text:p>
      <text:p text:style-name="P8"><text:span text:style-name="T19"/></text:p>
      <text:p text:style-name="P8"><text:span text:style-name="T20">EQUIPMENT: Combat shotgun ejects the wrong casing</text:span></text:p>
      <text:p text:style-name="P8"><text:span text:style-name="T21"/></text:p>
      <text:p text:style-name="P8"><text:span text:style-name="T22">REBALANCE:<text:s/></text:span><text:span text:style-name="T23">Mouseover option for food healing is backwards.</text:span></text:p>
      <text:p text:style-name="P8"><text:span text:style-name="T24"/></text:p>
      <text:p text:style-name="P8"><text:span text:style-name="T25">DLC PATCHES:<text:s/></text:span><text:span text:style-name="T26">Dead Money and Honest Hearts Cyberware sections. Instead of using PlaceAtMe to place built objects from Cyberware, create new objects that are enabled at the location, and when picked up will remove themselves and add the correct Cyberware implant.<text:s/></text:span><text:span text:style-name="T27">Should</text:span><text:span text:style-name="T28"><text:s/>get around crash issue.</text:span></text:p>
      <text:p text:style-name="P8"><text:span text:style-name="T29"/></text:p>
      <text:p text:style-name="P8"><text:span text:style-name="T30">DLC PATCHES:<text:s/></text:span><text:span text:style-name="T31">Fixed implant GRX not working when not using bullet time with Cyberware.</text:span></text:p>
      <text:p text:style-name="P8"><text:span text:style-name="T32"/></text:p>
      <text:p text:style-name="P8"><text:span text:style-name="T33">REBALANCE:<text:s/></text:span><text:span text:style-name="T34">Options under leveling to change XP for lockpick, hacking, map marker discovery</text:span></text:p>
      <text:p text:style-name="P8"><text:span text:style-name="T35"/></text:p>
      <text:p text:style-name="P8"><text:span text:style-name="T36">CORE:<text:s/></text:span><text:span text:style-name="T37">GRA adds a new vendor cell. BuildRef for it to add to sorter vendor cell searching. All containers are persistent, so should work.</text:span></text:p>
      <text:p text:style-name="P9"><text:span text:style-name="T38"><text:tab/></text:span><draw:frame text:anchor-type="as-char" svg:width="140.76mm" svg:height="68.79mm" style:rel-width="scale" style:rel-height="scale"><draw:object-ole xlink:href="OleObj2"/><draw:image xlink:href="ObjectReplacements/OleObj2"/></draw:frame><text:span text:style-name="T38"/></text:p>
      <text:p text:style-name="P10"><text:span text:style-name="T39"/></text:p>
      <text:p text:style-name="P11"><text:span text:style-name="T40">EQUIPMENT:<text:s/></text:span><text:span text:style-name="T41">The alien weapon encounter is broken. I don't remember what needs to be fixed.</text:span></text:p>
      <text:p text:style-name="P11"><text:span text:style-name="T42"/></text:p>
      <text:p text:style-name="P11"><text:span text:style-name="T43">DLC:<text:s/></text:span><text:span text:style-name="T44">Place EMP and Hyper Frequency implants in dummy cell for movement in DLC patches. Should avoid the CTD users are experiencing on the PlaceAtMe items. Different approach taken</text:span></text:p>
      <text:p text:style-name="P11"><text:span text:style-name="T45"/></text:p>
      <text:p text:style-name="P11"><text:span text:style-name="T46">EQUIPMENT:<text:s/></text:span><text:span text:style-name="T47">Implemented Shotgun Commando mod via script to affect all weapons on the shotgun surgeon weapon list.</text:span></text:p>
      <text:p text:style-name="P11"><text:span text:style-name="T48"/></text:p>
      <text:p text:style-name="P11"><text:span text:style-name="T49">EQUIPMENT:<text:s/></text:span><text:span text:style-name="T50">Added shotgun critical fix via script to shotgun overhaul system.</text:span></text:p>
      <text:p text:style-name="P11"><text:span text:style-name="T51"/></text:p>
      <text:p text:style-name="P11"><text:span text:style-name="T51"/></text:p>
      <text:p text:style-name="P11"><text:span text:style-name="T51"/></text:p>
      <text:p text:style-name="P11"><text:span text:style-name="T52">UNRESOLVED</text:span></text:p>
      <text:p text:style-name="P11"><text:span text:style-name="T53"/></text:p>
      <text:p text:style-name="P11"><text:span text:style-name="T54">EQUIPMENT: Several weapons do not have the correct UV mapping when using Millenia's Weapon Retexture mod.</text:span></text:p>
      <text:p text:style-name="P11"><text:span text:style-name="T54"><text:tab/><text:tab/>Weapons affected: Wasteland Rifle, FAL (scope), </text:span></text:p>
      <text:p text:style-name="P11"><text:span text:style-name="T55"><text:s/></text:span></text:p>
      <text:p text:style-name="P11"><text:span text:style-name="T56">EQUIPMENT: Add option to disable weapons: </text:span></text:p>
      <text:list text:style-name="L12">
        <text:list-item>
          <text:p text:style-name="P12"><text:span text:style-name="T56">M72 Gauss Rifle/Pistol/Gauss Minigun</text:span></text:p>
        </text:list-item>
        <text:list-item>
          <text:p text:style-name="P12"><text:span text:style-name="T56">Homemade weapons</text:span></text:p>
        </text:list-item>
        <text:list-item>
          <text:p text:style-name="P12"><text:span text:style-name="T56">Desert Eagle (too new looking)</text:span></text:p>
        </text:list-item>
        <text:list-item>
          <text:p text:style-name="P12"><text:span text:style-name="T56">Micro Flamer</text:span></text:p>
        </text:list-item>
      </text:list>
      <text:p text:style-name="P13"><text:span text:style-name="T57"/></text:p>
      <text:p text:style-name="P14"><text:span text:style-name="T58">EQUIPMENT: Add option to replace weapons: </text:span></text:p>
      <text:list text:style-name="L15">
        <text:list-item>
          <text:p text:style-name="P15"><text:span text:style-name="T58">Nuka Grenade (GRA)</text:span></text:p>
        </text:list-item>
      </text:list>
      <text:p text:style-name="P16"><text:span text:style-name="T59"/></text:p>
      <text:p text:style-name="P16"><text:span text:style-name="T59"/></text:p>
      <text:p text:style-name="P16"><text:span text:style-name="T60">REBALANCE: New features:<text:s/></text:span><text:span text:style-name="T61">Fast Travel Option</text:span><text:span text:style-name="T62">, VATS Options, Equipment wear options,<text:s/></text:span><text:span text:style-name="T63">Barter options</text:span><text:span text:style-name="T64">, Vendor Cap options,<text:s/></text:span><text:span text:style-name="T65">Vendor Respawn time</text:span><text:span text:style-name="T66">,<text:s/></text:span><text:span text:style-name="T67">Tag bonus</text:span><text:span text:style-name="T68">,<text:s/></text:span><text:span text:style-name="T69">World Respawn time<text:line-break/></text:span><text:span text:style-name="T70"/></text:p>
      <text:p text:style-name="P17"><text:span text:style-name="T71">REBALANCE: Options for each sneak indicator string to be disabled/enabled individually.</text:span></text:p>
      <text:p text:style-name="P17"><text:span text:style-name="T72"/></text:p>
      <text:p text:style-name="P17"><text:span text:style-name="T73">REBALANCE: Vanilla sneak message overrides all other mods.</text:span></text:p>
      <text:p text:style-name="P17"><text:span text:style-name="T73"/></text:p>
      <text:p text:style-name="P17"><text:span text:style-name="T73">CORE: MCM Version check.</text:span></text:p>
      <text:p text:style-name="P17"><text:span text:style-name="T73"/></text:p>
      <text:p text:style-name="P17"><text:span text:style-name="T73">CORE: Glasses before Hair in visior effects script.</text:span></text:p>
      <text:p text:style-name="P17"><text:span text:style-name="T73"/></text:p>
      <text:p text:style-name="P17"><text:span text:style-name="T73">REBALANCE: Menu doesn't appear sometimes.</text:span></text:p>
      <text:p text:style-name="P17"><text:span text:style-name="T73"/></text:p>
      <text:p text:style-name="P17"><text:span text:style-name="T73">REBALANCE: Barter options not selecting correctly.</text:span></text:p>
      <text:p text:style-name="P17"><text:span text:style-name="T73"/></text:p>
      <text:p text:style-name="P17"><text:span text:style-name="T73">DLC: Glasses need effects.</text:span></text:p>
      <text:p text:style-name="P17"><text:span text:style-name="T74"/></text:p>
      <text:p text:style-name="P17"><text:span text:style-name="T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